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Footnote">
      <style:text-properties style:font-name="Georgia1" fo:font-size="11pt" officeooo:rsid="006cddc1" officeooo:paragraph-rsid="006cddc1" style:font-size-asian="11pt" style:font-size-complex="11pt"/>
    </style:style>
    <style:style style:name="P3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officeooo:rsid="0076082b"/>
    </style:style>
    <style:style style:name="T94" style:family="text">
      <style:text-properties officeooo:rsid="00763a82"/>
    </style:style>
    <style:style style:name="T95" style:family="text">
      <style:text-properties officeooo:rsid="0076a123"/>
    </style:style>
    <style:style style:name="T96" style:family="text">
      <style:text-properties officeooo:rsid="00783be1"/>
    </style:style>
    <style:style style:name="T97" style:family="text">
      <style:text-properties officeooo:rsid="0079a882"/>
    </style:style>
    <style:style style:name="T98" style:family="text">
      <style:text-properties officeooo:rsid="007b646e"/>
    </style:style>
    <style:style style:name="T99" style:family="text">
      <style:text-properties officeooo:rsid="007d502f"/>
    </style:style>
    <style:style style:name="T100" style:family="text">
      <style:text-properties officeooo:rsid="007e9522"/>
    </style:style>
    <style:style style:name="T101" style:family="text">
      <style:text-properties officeooo:rsid="00804030"/>
    </style:style>
    <style:style style:name="T102" style:family="text">
      <style:text-properties officeooo:rsid="0080a20e"/>
    </style:style>
    <style:style style:name="T103" style:family="text">
      <style:text-properties officeooo:rsid="0081c4d1"/>
    </style:style>
    <style:style style:name="T104" style:family="text">
      <style:text-properties officeooo:rsid="00837685"/>
    </style:style>
    <style:style style:name="T105" style:family="text">
      <style:text-properties officeooo:rsid="0084b9a4"/>
    </style:style>
    <style:style style:name="T106" style:family="text">
      <style:text-properties officeooo:rsid="00865566"/>
    </style:style>
    <style:style style:name="T107" style:family="text">
      <style:text-properties officeooo:rsid="00872e65"/>
    </style:style>
    <style:style style:name="T108" style:family="text">
      <style:text-properties officeooo:rsid="0088541a"/>
    </style:style>
    <style:style style:name="T109" style:family="text">
      <style:text-properties officeooo:rsid="00886865"/>
    </style:style>
    <style:style style:name="T110" style:family="text">
      <style:text-properties officeooo:rsid="008ba0e8"/>
    </style:style>
    <style:style style:name="T111" style:family="text">
      <style:text-properties officeooo:rsid="008ba1c3"/>
    </style:style>
    <style:style style:name="T112" style:family="text">
      <style:text-properties officeooo:rsid="008d7158"/>
    </style:style>
    <style:style style:name="T113" style:family="text">
      <style:text-properties officeooo:rsid="008da540"/>
    </style:style>
    <style:style style:name="T114" style:family="text">
      <style:text-properties officeooo:rsid="008f63bb"/>
    </style:style>
    <style:style style:name="T115" style:family="text">
      <style:text-properties officeooo:rsid="00913081"/>
    </style:style>
    <style:style style:name="T116" style:family="text">
      <style:text-properties officeooo:rsid="0093c743"/>
    </style:style>
    <style:style style:name="T117" style:family="text">
      <style:text-properties officeooo:rsid="009552bd"/>
    </style:style>
    <style:style style:name="T118" style:family="text">
      <style:text-properties officeooo:rsid="00961f90"/>
    </style:style>
    <style:style style:name="T119" style:family="text">
      <style:text-properties officeooo:rsid="00993a04"/>
    </style:style>
    <style:style style:name="T120" style:family="text">
      <style:text-properties officeooo:rsid="009a8c98"/>
    </style:style>
    <style:style style:name="T121" style:family="text">
      <style:text-properties officeooo:rsid="009c5485"/>
    </style:style>
    <style:style style:name="T122" style:family="text">
      <style:text-properties officeooo:rsid="009dc0c4"/>
    </style:style>
    <style:style style:name="T123" style:family="text">
      <style:text-properties officeooo:rsid="009dccdd"/>
    </style:style>
    <style:style style:name="T124" style:family="text">
      <style:text-properties officeooo:rsid="009f5a77"/>
    </style:style>
    <style:style style:name="T125" style:family="text">
      <style:text-properties officeooo:rsid="00a0fdd2"/>
    </style:style>
    <style:style style:name="T126" style:family="text">
      <style:text-properties officeooo:rsid="00a1357e"/>
    </style:style>
    <style:style style:name="T127" style:family="text">
      <style:text-properties officeooo:rsid="00a17444"/>
    </style:style>
    <style:style style:name="T128" style:family="text">
      <style:text-properties officeooo:rsid="00a26ab3"/>
    </style:style>
    <style:style style:name="T129" style:family="text">
      <style:text-properties officeooo:rsid="00a2b9d3"/>
    </style:style>
    <style:style style:name="T130" style:family="text">
      <style:text-properties officeooo:rsid="00a41a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35">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3">th</text:span><text:span text:style-name="T92"> Street Mission.</text:span></text:p>
      <text:p text:style-name="P27"><text:s text:c="5"/><text:span text:style-name="T94">Knocking on the door, Jones waited for one of the nuns to come answering. Sure enough a nun appeared.</text:span></text:p>
      <text:p text:style-name="P27"><text:s text:c="5"/>“<text:span text:style-name="T94">Mister Jones, you’ve come back to us.” The nun said.</text:span></text:p>
      <text:p text:style-name="P27"><text:s text:c="5"/><text:span text:style-name="T94">Jones nodded. “Yes I have, and I’ve brought a friend with me.”</text:span></text:p>
      <text:p text:style-name="P27"><text:s text:c="5"/><text:span text:style-name="T94">The nun invited them both inside.</text:span></text:p>
      <text:p text:style-name="P27"><text:s text:c="5"/>“<text:span text:style-name="T94">It’s good to see you here Mister Jones.” The nun said. “It’s not been the same since you left.”</text:span></text:p>
      <text:p text:style-name="P27"><text:s text:c="5"/><text:span text:style-name="T94">Jones smiled at the kind remarks. “Yes I’ve been missing this place. But I have come with a purpose to serve Molar.”</text:span></text:p>
      <text:p text:style-name="P27"><text:s text:c="5"/><text:span text:style-name="T94">The nun nodded. “Of course you have. May Molar find peace in you and your family.” She said. “What can we do for you?”</text:span></text:p>
      <text:p text:style-name="P27"><text:s text:c="5"/>“<text:span text:style-name="T94">Remember how you helped me regain my memory? I want you to do the same for my friend Susan here.”</text:span></text:p>
      <text:p text:style-name="P27"><text:s text:c="5"/><text:span text:style-name="T94">The nun looked at Susan. “I’m not sure we can do that.” She said. “When you came to us, you were but almost unconscious.” She continued. “We nursed you back to health. Susan here seems to be fine.”</text:span></text:p>
      <text:p text:style-name="P27"><text:s text:c="5"/>“<text:span text:style-name="T95">This is true.” Jones said. “She is fine, but her memory is missing. Can’t you try anything?”</text:span></text:p>
      <text:p text:style-name="P27"><text:s text:c="5"/><text:span text:style-name="T95">The nun nodded. “There’s an old recipe passed down from generation to generation, it might help your friend regain her memory.” She said. “Go make yourselves at home while I prepare the soup.”</text:span></text:p>
      <text:p text:style-name="P27"><text:s text:c="5"/><text:span text:style-name="T95">Jones looked to Susan. “See? We’re good to go.” He said. “Come here.”</text:span></text:p>
      <text:p text:style-name="P27"><text:soft-page-break/><text:s text:c="5"/><text:span text:style-name="T95">Susan followed Jones down a corridor that led to sleeping chambers. There they rested until the soup was ready.</text:span></text:p>
      <text:p text:style-name="P27"><text:s text:c="5"/><text:span text:style-name="T95">The nun came back to Susan. “Here my dear, have a sip of this and your memories will return.”</text:span></text:p>
      <text:p text:style-name="P27"><text:s text:c="5"/><text:span text:style-name="T95">Susan smelled the soup, it smelled most foul. “What’s in it?”</text:span></text:p>
      <text:p text:style-name="P27"><text:s text:c="5"/><text:span text:style-name="T95">The nun shook her head. “We never give out the recipe for the soup.” She said. “</text:span><text:span text:style-name="T96">Drink.”</text:span></text:p>
      <text:p text:style-name="P27"><text:s text:c="5"/><text:span text:style-name="T96">Susan took the spoonful of soup in her hand and drank it. It was very bitter. Not very soup tasting.</text:span></text:p>
      <text:p text:style-name="P27"><text:s text:c="5"/>“<text:span text:style-name="T96">Good.” The nun said. “Now you must rest in order for the soup to work.”</text:span></text:p>
      <text:p text:style-name="P27"><text:s text:c="5"/><text:span text:style-name="T96">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6">Waking up with a start, Susan could feel her pulse racing. She was pouring sweat. She looked around, she didn’t recognize her surroundings at first. Then it dawned on her, she was there to get her memories back.</text:span></text:p>
      <text:p text:style-name="P27"><text:s text:c="5"/><text:span text:style-name="T96">She laid back down and tried to return to sleep. It was little use, Susan was awake. She tossed and turned on the cot hoping that somehow she would just fall asleep.</text:span></text:p>
      <text:p text:style-name="P27"><text:s text:c="5"/><text:span text:style-name="T96">Jones came into the room. “You okay?” He asked.</text:span></text:p>
      <text:p text:style-name="P27"><text:s text:c="5"/><text:span text:style-name="T96">Susan looked at Jones, finally a familiar face. “Yeah I’m okay, just having some nightmares.”</text:span></text:p>
      <text:p text:style-name="P27"><text:s text:c="5"/><text:span text:style-name="T96">Jones nodded. “I should have warned you about them.” He said. “They can be pretty nasty.”</text:span></text:p>
      <text:p text:style-name="P27"><text:s text:c="5"/><text:span text:style-name="T96">Susan frowned. “Now you tell me.” She paused for a moment. “I’m remembering something.”</text:span></text:p>
      <text:p text:style-name="P27"><text:soft-page-break/><text:s text:c="5"/>“<text:span text:style-name="T96">Yes?” Jones took a step forward. “What is it?”</text:span></text:p>
      <text:p text:style-name="P27"><text:s text:c="5"/>“<text:span text:style-name="T96">I’m remembering when I was a little girl, my parents used to take me to the park.” She said. “Jones, I think it’s working. My memories are coming back.”</text:span></text:p>
      <text:p text:style-name="P27"><text:s text:c="5"/><text:span text:style-name="T96">Jones smiled. “Praise Molar.”</text:span></text:p>
      <text:p text:style-name="P27"><text:s text:c="5"/>“<text:span text:style-name="T96">Yes, praise Molar.” Susan echoed. “The destroyer of worlds is coming. We have to warn the others.”</text:span></text:p>
      <text:p text:style-name="P27"><text:s text:c="5"/><text:span text:style-name="T96">Jones nodded. “Yes, we already have warned them.” He said. “They choose not to follow her.”</text:span></text:p>
      <text:p text:style-name="P27"><text:s text:c="5"/><text:span text:style-name="T96">Susan looked at Jones in disbelief. “I can’t believe that, why would they choose not to follow Molar?”</text:span></text:p>
      <text:p text:style-name="P27"><text:s text:c="5"/><text:span text:style-name="T96">Jones shook his head. “I don’t know.” He said. “But she is coming and we have to keep vigil in her wake.” He said.</text:span></text:p>
      <text:p text:style-name="P27"><text:s text:c="5"/>“<text:span text:style-name="T96">She will destroy us all.” Susan said. “It will be glorious.”</text:span></text:p>
      <text:p text:style-name="P27"><text:s text:c="5"/>“<text:span text:style-name="T96">Yes it will.” Jones said.</text:span></text:p>
      <text:p text:style-name="P27"><text:s text:c="5"/><text:span text:style-name="T96">Walking out of the sleeping area, Jones and Susan found their way back to the main entrance. They were met there by the same nun who had let them in.</text:span></text:p>
      <text:p text:style-name="P27"><text:s text:c="5"/>“<text:span text:style-name="T96">I see you are recovering.” The nun said. “The nightmares are the worst, I’m sorry about those.”</text:span></text:p>
      <text:p text:style-name="P27"><text:s text:c="5"/><text:span text:style-name="T96">Susan nodded. “It’s okay. I have my memories back and that’s all that matters. Thank you.”</text:span></text:p>
      <text:p text:style-name="P27"><text:s text:c="5"/><text:span text:style-name="T96">Jones and Susan left the mission and walked down the street. As they walked they talked about the various teachings of Molar and what it was she wanted to accomplish for the world.</text:span></text:p>
      <text:p text:style-name="P27"><text:s text:c="5"/><text:span text:style-name="T96">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6">Jones stopped walking. “We’re being followed.”</text:span></text:p>
      <text:p text:style-name="P27"><text:s text:c="5"/><text:span text:style-name="T96">Susan looked behind them, sure enough there was a man following them.</text:span></text:p>
      <text:p text:style-name="P27"><text:s text:c="5"/><text:span text:style-name="T96">She turned around. “What do you want?”</text:span></text:p>
      <text:p text:style-name="P27"><text:s text:c="5"/><text:span text:style-name="T96">The man froze for a moment. “I only want to take you back to the complex.” He said. “You’ll be safe there.”</text:span></text:p>
      <text:p text:style-name="P27"><text:s text:c="5"/><text:span text:style-name="T96">Jones nodded. “Don’t worry, I had a similar experience when I got my memories back. Someone must have watched us leave and followed our time stream.”</text:span></text:p>
      <text:p text:style-name="P27"><text:s text:c="5"/><text:span text:style-name="T96">Susan frowned. Did they really mean to take her back? What if she refused would they kill her? Would they erase her mind a second time? She wasn’t sure. But wasn’t about to find out.</text:span></text:p>
      <text:p text:style-name="P27"><text:s text:c="5"/>“<text:span text:style-name="T96">Fine” Susan said. “But you will take me to Russ and or Chief. Those two know me best. They’ll figure out what to do with me.”</text:span></text:p>
      <text:p text:style-name="P27"><text:s text:c="5"/><text:span text:style-name="T96">The man nodded. “Very well.” He said.</text:span></text:p>
      <text:p text:style-name="P27"><text:s text:c="5"/><text:span text:style-name="T96">Opening a vortex the trio disappeared back into their rightful time of 2163.</text:span></text:p>
      <text:p text:style-name="P27"><text:s text:c="5"/><text:span text:style-name="T96">Re entering the timeline, Susan felt a cold chill come up her spine. She knew this place. It was the complex, she knew it well.</text:span></text:p>
      <text:p text:style-name="P27"><text:s text:c="5"/>“<text:span text:style-name="T96">Welcome back from your little trip.” Russ said. “I take it everything was worth it?”</text:span></text:p>
      <text:p text:style-name="P27"><text:s text:c="5"/><text:span text:style-name="T96">Susan turned around to see Russ. “Yes!” She said. “I have my memories back.”</text:span></text:p>
      <text:p text:style-name="P27"><text:s text:c="5"/><text:span text:style-name="T96">Russ nodded. “I see.” </text:span><text:span text:style-name="T97">Looking to Jones he frowned. “I understand you’re the reason for this.”</text:span></text:p>
      <text:p text:style-name="P27"><text:s text:c="5"/><text:span text:style-name="T97">Jones nodded. “Yes sir. </text:span><text:span text:style-name="T98">It was only right that she be brought to the knowledge and truth of Molar.</text:span><text:span text:style-name="T97">”</text:span></text:p>
      <text:p text:style-name="P27"><text:s text:c="5"/>“<text:span text:style-name="T98">Praise Molar.” Susan said. “Blessed be her name.”</text:span></text:p>
      <text:p text:style-name="P27"><text:s text:c="5"/><text:span text:style-name="T98">Jones mimicked her response. “Yes, praise Molar.”</text:span></text:p>
      <text:p text:style-name="P27"><text:soft-page-break/><text:s text:c="5"/><text:span text:style-name="T98">Russ sighed. “Great, now we have two crazies on our hands. </text:span><text:span text:style-name="T99">Someone escort these two crazies down to the holding cells. Let them cool their heals for a moment.”</text:span></text:p>
      <text:p text:style-name="P27"><text:s text:c="5"/><text:span text:style-name="T99">The man who brought them back nodded. “Aye.” He said.</text:span></text:p>
      <text:p text:style-name="P27"><text:s text:c="5"/>“<text:span text:style-name="T99">Can you believe this?” Jones asked. “They’re treating us like criminals.” He said.</text:span></text:p>
      <text:p text:style-name="P27"><text:s text:c="5"/><text:span text:style-name="T100">Susan nodded. “I know, I know. But we have our memories back. I was a criminal.” She said.</text:span></text:p>
      <text:p text:style-name="P27"/>
      <text:p text:style-name="P29">Chapter Eleven</text:p>
      <text:p text:style-name="P29"/>
      <text:p text:style-name="P29"><text:s text:c="5"/><text:span text:style-name="T101">Alice walked into her apartment and frowned. Susan was nowhere to be found. She looked around the entire apartment and found no one.</text:span></text:p>
      <text:p text:style-name="P29"><text:s text:c="5"/>“<text:span text:style-name="T101">What the hell?” She asked.</text:span></text:p>
      <text:p text:style-name="P29"><text:s text:c="5"/>“<text:span text:style-name="T101">Victoria, where’s Susan?” Alice asked </text:span><text:span text:style-name="T102">tapping her watch</text:span><text:span text:style-name="T101">.</text:span></text:p>
      <text:p text:style-name="P29"><text:s text:c="5"/>“<text:span text:style-name="T101">Holding Cell Four.” Victoria responded.</text:span></text:p>
      <text:p text:style-name="P29"><text:s text:c="5"/>“<text:span text:style-name="T101">What the hell?!” Alice yelled.</text:span></text:p>
      <text:p text:style-name="P29"><text:s text:c="5"/><text:span text:style-name="T103">Alice stormed down the stairs to the elevator door. She pressed the button and waited for the lift to arrive. When it did, she saw Russ standing in the lift.</text:span></text:p>
      <text:p text:style-name="P29"><text:s text:c="5"/>“<text:span text:style-name="T103">We need to talk.” Russ said.</text:span></text:p>
      <text:p text:style-name="P29"><text:s text:c="5"/><text:span text:style-name="T103">Alice nodded. “I’d say so.”</text:span></text:p>
      <text:p text:style-name="P29"><text:s text:c="5"/><text:span text:style-name="T104">Russ related to Alice everything that had happened with Susan getting her memories back and the silly things she was spewing forth.</text:span></text:p>
      <text:p text:style-name="P29"><text:s text:c="5"/><text:span text:style-name="T104">Alice shook her head. “She wouldn’t do that.” She said. “We were building a life together.”</text:span></text:p>
      <text:p text:style-name="P29"><text:s text:c="5"/><text:span text:style-name="T104">Russ shook his head. “I’m sorry.” He said. “</text:span><text:span text:style-name="T105">We had to. She’s a criminal.”</text:span></text:p>
      <text:p text:style-name="P29"><text:s text:c="5"/>“<text:span text:style-name="T105">Did you lock Jones up too for getting his memories back?” Alice asked.</text:span></text:p>
      <text:p text:style-name="P29"><text:soft-page-break/><text:s text:c="5"/><text:span text:style-name="T105">Russ nodded. “Yes we did actually.” He said.</text:span></text:p>
      <text:p text:style-name="P29"><text:s text:c="5"/>“<text:span text:style-name="T105">Oh.” Alice said. She couldn’t think of anymore questions to ask Russ. She wanted to kick him and make it feel bad. “</text:span><text:span text:style-name="T106">I demand you take me to her.”</text:span></text:p>
      <text:p text:style-name="P29"><text:s text:c="5"/><text:span text:style-name="T106">Russ smiled. “We can’t do that, not yet.” He said. “We’ll take you to her in a day or two after she’s had time to think things through.” He said. “She can’t be trusted right now. You might try and spring her.”</text:span></text:p>
      <text:p text:style-name="P29"><text:s text:c="5"/><text:span text:style-name="T106">Alice stomped her foot on the floor. She wasn’t about to plan a prison escape. That wasn’t in her nature.</text:span></text:p>
      <text:p text:style-name="P29"><text:s text:c="5"/>“<text:span text:style-name="T106">Look, she’s dangerous.” Russ said. “She’s brought back knowledge from the future and we have to ascertain her intentions for being back here.”</text:span></text:p>
      <text:p text:style-name="P29"><text:s text:c="5"/><text:span text:style-name="T106">Alice grunted. “I see.” She said. “Fine, I’ll just wait for her to be released. You can go now.”</text:span></text:p>
      <text:p text:style-name="P29"><text:s text:c="5"/>“<text:span text:style-name="T106">I’m sorry Alice.” Russ said.</text:span></text:p>
      <text:p text:style-name="P29"><text:s text:c="5"/>“<text:span text:style-name="T106">I know you are.” Alice said.</text:span></text:p>
      <text:p text:style-name="P29"><text:s text:c="5"/>“<text:span text:style-name="T106">I thought you and Chief were…” Russ began.</text:span></text:p>
      <text:p text:style-name="P29"><text:s text:c="5"/>“<text:span text:style-name="T106">A girl can have it both ways Russ.” She winked.</text:span></text:p>
      <text:p text:style-name="P29"><text:s text:c="5"/><text:span text:style-name="T107">Turning around, Russ entered the elevator that would take him back to the debarkation room.</text:span></text:p>
      <text:p text:style-name="P29"><text:s text:c="5"/><text:span text:style-name="T107">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07">Sitting down, Alice wondered when Susan would be released. Would she still go by the name Susan? Or would she go back to her code name Red. So many questions flooded Alice’s mind regarding the situation.</text:span></text:p>
      <text:p text:style-name="P29"><text:s text:c="5"/><text:span text:style-name="T107">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08">She couldn’t believe what was going on. Looking over to Jones, who was asleep, she wondered how he could sleep at a time like this.</text:span></text:p>
      <text:p text:style-name="P30"><text:s text:c="5"/><text:span text:style-name="T108">Kicking the cell door, she woke Jones up.</text:span></text:p>
      <text:p text:style-name="P30"><text:s text:c="5"/><text:span text:style-name="T108">Jones looked over at Susan and grunted.</text:span></text:p>
      <text:p text:style-name="P30"><text:s text:c="5"/>“<text:span text:style-name="T108">Oh good you’re awake.” Susan said. “Why did they throw us in here?” She asked.</text:span></text:p>
      <text:p text:style-name="P30"><text:s text:c="5"/><text:span text:style-name="T108">Jones shook his head. “Maybe they see us as a threat.” He said. “Maybe they see us as something else. Either way? We’re in here.”</text:span></text:p>
      <text:p text:style-name="P30"><text:s text:c="5"/>“<text:span text:style-name="T108">A threat?” Susan asked. “What the hell.”</text:span></text:p>
      <text:p text:style-name="P30"><text:s text:c="5"/>“<text:span text:style-name="T108">Hey Red? Is that you?” Peter’s voice came from down the hall.</text:span></text:p>
      <text:p text:style-name="P30"><text:s text:c="5"/>“<text:span text:style-name="T108">Yeah it’s me Pete.” Susan said. “Got my memories back and they landed me in here with you lot.”</text:span></text:p>
      <text:p text:style-name="P30"><text:s text:c="5"/>“<text:span text:style-name="T108">Welcome to Hell.” Peter said.</text:span></text:p>
      <text:p text:style-name="P30"><text:s text:c="5"/>“<text:span text:style-name="T108">Thanks Pete.” Susan replied.</text:span></text:p>
      <text:p text:style-name="P30"><text:s text:c="5"/>“<text:span text:style-name="T108">Isn’t there supposed to be a guard on duty?” Susan asked.</text:span></text:p>
      <text:p text:style-name="P30"><text:s text:c="5"/><text:span text:style-name="T108">Jones nodded. “Yeah but he’s behind that door.” He pointed to a door down the hallway.</text:span></text:p>
      <text:p text:style-name="P30"><text:s text:c="5"/>“<text:span text:style-name="T108">What if I need to talk to him?” Susan asked.</text:span></text:p>
      <text:p text:style-name="P30"><text:s text:c="5"/>“<text:span text:style-name="T108">No can do.” Jones said. “They don’t care about us when we’re in here.” He said. “If we were out there? Maybe they’d give us the time of day. But not in here.”</text:span></text:p>
      <text:p text:style-name="P30"><text:s text:c="5"/>“<text:span text:style-name="T108">Damn.” Susan said.</text:span></text:p>
      <text:p text:style-name="P30"><text:s text:c="5"/>“<text:span text:style-name="T108">Yeah.” Jones replied.</text:span></text:p>
      <text:p text:style-name="P30"><text:s text:c="5"/>“<text:span text:style-name="T108">What are you going to do Red?” Peter asked. “Probably just get yourself in more trouble than you already are.”</text:span></text:p>
      <text:p text:style-name="P30"><text:s text:c="5"/>“<text:span text:style-name="T108">Oh shut up Pete.” Susan said.</text:span></text:p>
      <text:p text:style-name="P30"><text:soft-page-break/><text:s text:c="5"/>“<text:span text:style-name="T108">May Molar protect us in this our time of need.” Jones said.</text:span></text:p>
      <text:p text:style-name="P30"><text:s text:c="5"/>“<text:span text:style-name="T108">And may she grant unto us mercy.” Susan added.</text:span></text:p>
      <text:p text:style-name="P30"><text:s text:c="5"/>“<text:span text:style-name="T108">Amen.” Jones said closing the plea for guidance and help.</text:span></text:p>
      <text:p text:style-name="P30"><text:s text:c="5"/><text:span text:style-name="T108">Peter rolled his eyes. “Great, they’re both high on some juice.”</text:span></text:p>
      <text:p text:style-name="P30"><text:s text:c="5"/><text:span text:style-name="T108">Susan looked Peter’s direction. “We’re not high, we just know what’s coming.” She said. “Molar will destroy us all, thankfully.”</text:span></text:p>
      <text:p text:style-name="P30"><text:s text:c="5"/>“<text:span text:style-name="T109">Lights out.” A guard said into the overhead speaker.</text:span></text:p>
      <text:p text:style-name="P30"><text:s text:c="5"/><text:span text:style-name="T109">One by one each of the prisoners clicked their lights out.</text:span></text:p>
      <text:p text:style-name="P30"><text:s text:c="5"/>“<text:span text:style-name="T109">Night losers.” Peter said.</text:span></text:p>
      <text:p text:style-name="P30"><text:s text:c="5"/>“<text:span text:style-name="T109">Night.” Jones replied.</text:span></text:p>
      <text:p text:style-name="P30"><text:s text:c="5"/>“<text:span text:style-name="T109">Night.” Susan said.</text:span></text:p>
      <text:p text:style-name="P30"><text:s text:c="5"/><text:span text:style-name="T109">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0">The medical bay door opened to reveal Chief.</text:span></text:p>
      <text:p text:style-name="P32"><text:s text:c="5"/>“<text:span text:style-name="T110">Doctor Long.” Chief said. “You wanted to see me?”</text:span></text:p>
      <text:p text:style-name="P32"><text:s text:c="5"/><text:span text:style-name="T110">Doctor Long nodded. “Yes Chief, I believe I’ve come up with a medication that will undo the mind wipe. So we can go back and get those people who’s minds we’ve wiped and fix them.”</text:span></text:p>
      <text:p text:style-name="P32"><text:soft-page-break/><text:s text:c="5"/><text:span text:style-name="T110">Chief shook his head. “Why would we want to do that?”</text:span></text:p>
      <text:p text:style-name="P32"><text:s text:c="5"/><text:span text:style-name="T110">Doctor Long shrugged. “I don’t know. Some of their pleas were quite disheartening.” She said. “I believe some of them were innocent. I think we mind wiped some of the wrong people.”</text:span></text:p>
      <text:p text:style-name="P32"><text:s text:c="5"/><text:span text:style-name="T110">Chief nodded. “I see. He said. Well we best be getting back to work. Doctor you don’t understand why we mind wipe these people do you?</text:span></text:p>
      <text:p text:style-name="P32"><text:s text:c="5"/><text:span text:style-name="T110">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0">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1">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1">Walking up to Victoria’s main console, Russ viewed the current texts she was analyzing. It spoke of kings and queens in the next life designed to rule over those less fortunate.</text:span></text:p>
      <text:p text:style-name="P34"><text:soft-page-break/><text:s text:c="5"/><text:span text:style-name="T112">Russ thought about the things Jones and Susan were spouting off when they came back from their visit to the past. He couldn’t believe all of the things they were promising.</text:span></text:p>
      <text:p text:style-name="P34"><text:s text:c="5"/><text:span text:style-name="T112">Wars, more wars, Molar coming to destroy the good with the wicked. Whoever stood in her way would be punished and destroyed. It wasn’t anything too gory, just the promise of punishment scared him.</text:span></text:p>
      <text:p text:style-name="P34"><text:s text:c="5"/><text:span text:style-name="T112">He wasn’t sure when it would end. He wasn’t sure how long it would all last. The text didn’t say.</text:span></text:p>
      <text:p text:style-name="P34"/>
      <text:p text:style-name="P34"><text:s text:c="5"/><text:span text:style-name="T112">Wo wo wo unto those who rebel against me and my followers. For they shall be smote to dust before my feet.</text:span></text:p>
      <text:p text:style-name="P34"/>
      <text:p text:style-name="P34"><text:s text:c="5"/><text:span text:style-name="T112">Russ reread the passage and winced at it. Smote to dust? Who talks like that? He ran to the debarkation room and up the stairs to Chief’s office.</text:span></text:p>
      <text:p text:style-name="P34"><text:s text:c="5"/>“<text:span text:style-name="T112">Chief, we have a problem.”</text:span></text:p>
      <text:p text:style-name="P34"><text:s text:c="5"/><text:span text:style-name="T112">Chief nodded. “I know we do.” He said. “I’ve been keeping up on the writings of Molar.” Chief frowned. “There isn’t much we can do about it is there Russ?”</text:span></text:p>
      <text:p text:style-name="P34"><text:s text:c="5"/><text:span text:style-name="T112">Russ shook his head. “No sir, not that I can tell. But if she’s coming like the book says, then we’re all doomed.”</text:span></text:p>
      <text:p text:style-name="P34"><text:s text:c="5"/><text:span text:style-name="T112">Chief nodded. “Kinda makes you want to turn off the anti change device doesn’t it.” He said. “Just let us all wither to a natural old age and die.”</text:span></text:p>
      <text:p text:style-name="P34"><text:s text:c="5"/><text:span text:style-name="T112">Russ shook his head. “No Chief, if we did that time travel would be over for us. What would we do?”</text:span></text:p>
      <text:p text:style-name="P34"><text:s text:c="5"/><text:span text:style-name="T112">Chief shrugged. “I don’t know Russ. I don’t have a clue.” He walked over to the window and looked out down to the debarkation room. “Whatever I would do, hopefully I would do it with finesse.”</text:span></text:p>
      <text:p text:style-name="P34"><text:s text:c="5"/><text:span text:style-name="T112">Russ nodded. “Yeah, me too.”</text:span></text:p>
      <text:p text:style-name="P34"><text:soft-page-break/><text:s text:c="5"/><text:span text:style-name="T112">After a brief pause, Russ looked to Chief and frowned. “Are you seriously thinking of shutting all of this down?”</text:span></text:p>
      <text:p text:style-name="P34"><text:s text:c="5"/><text:span text:style-name="T112">Chief shrugged his shoulders. “I don’t know Russ. I’ve got nothing that will keep this place going. My fumes are all I’m running off of.” He said.</text:span></text:p>
      <text:p text:style-name="P34"><text:s text:c="5"/><text:span text:style-name="T112">Russ nodded. “I understand that. I don’t think we fully thought through the anti change device when we came up with it.”</text:span></text:p>
      <text:p text:style-name="P34"><text:s text:c="5"/><text:span text:style-name="T112">Chief pointed at Russ. “You mean when you came up with it.” He said. “I was just along for the ride on that one.”</text:span></text:p>
      <text:p text:style-name="P34"><text:s text:c="5"/><text:span text:style-name="T112">Russ nodded. “Right.” </text:span><text:span text:style-name="T113">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4">So now you’re trying to retire is that it?” Russ asked. “Why not have Doctor Long perform a mind wipe on you as well. She might as well.”</text:span></text:p>
      <text:p text:style-name="P34"><text:s text:c="5"/><text:span text:style-name="T114">Chief shook his head. “I’m not letting Doctor Long anywhere near my brain.” He said. “Can you believe she thinks we’ve sentenced innocent people to that machine of hers?”</text:span></text:p>
      <text:p text:style-name="P34"><text:s text:c="5"/><text:span text:style-name="T114">Russ shook his head. “What?”</text:span></text:p>
      <text:p text:style-name="P34"><text:s text:c="5"/><text:span text:style-name="T114">Chief nodded. “Yeah, she thinks we committed innocent people to prison and then sent them to the past.”</text:span></text:p>
      <text:p text:style-name="P34"><text:s text:c="5"/>“<text:span text:style-name="T114">Well of all the things to think about.” Russ said. “I can’t believe that at all. I’ve always thought our screening process to be quite thorough.”</text:span></text:p>
      <text:p text:style-name="P34"><text:s text:c="5"/>“<text:span text:style-name="T114">Me too.” Chief said. “Me too.”</text:span></text:p>
      <text:p text:style-name="P34"><text:s text:c="5"/><text:span text:style-name="T115">Russ shrugged. “Well whatever the case, they were sentenced and placed in the past where they wouldn’t hurt anything. That’s beyond our control.”</text:span></text:p>
      <text:p text:style-name="P34"><text:soft-page-break/><text:s text:c="5"/>“<text:span text:style-name="T115">Except for the fact that two people have now come back with their minds intact.” Chief said. “Doesn’t that blare off some warning signs to you?”</text:span></text:p>
      <text:p text:style-name="P34"><text:s text:c="5"/><text:span text:style-name="T115">Russ nodded. “Yeah it does Chief. That’s why I put them back in cells. Until we can figure all of this out.”</text:span></text:p>
      <text:p text:style-name="P34"><text:s text:c="5"/>“<text:span text:style-name="T115">According to Victoria, Molar is so much more than she seems on the outside.” Chief said. “To look into her eyes is to admit that you are a sinner and deserve to die.”</text:span></text:p>
      <text:p text:style-name="P34"><text:s text:c="5"/>“<text:span text:style-name="T115">So it is a religious text after all.” Russ said.</text:span></text:p>
      <text:p text:style-name="P34"><text:s text:c="5"/><text:span text:style-name="T115">Chief shook his head. “I don’t know what it is.” He said. “It’s something for sure. Something crazy for sure.”</text:span></text:p>
      <text:p text:style-name="P34"><text:s text:c="5"/><text:span text:style-name="T115">Russ frowned, placing a hand on the desk, he sat forward. “Well whatever the case, we can figure it out. Can’t we Chief?”</text:span></text:p>
      <text:p text:style-name="P34"><text:s text:c="5"/><text:span text:style-name="T115">Chief nodded. “I think so Russ.”</text:span></text:p>
      <text:p text:style-name="P34"/>
      <text:p text:style-name="P37">Chapter Thirteen</text:p>
      <text:p text:style-name="P37"/>
      <text:p text:style-name="P37"><text:s text:c="5"/><text:span text:style-name="T116">Russ watched over the security feed as Susan and Jones talked about Molar. They seemed to be in agreement that Molar was the most prized worshiped god on the planet.</text:span></text:p>
      <text:p text:style-name="P37"><text:s text:c="5"/><text:span text:style-name="T116">He couldn’t believe his ears at what he was listening to. Back and forth conversation about the same nonsense. Molar this or Molar that. Russ wondered why they couldn’t talk about something else; anything else.</text:span></text:p>
      <text:p text:style-name="P37"><text:s text:c="5"/><text:span text:style-name="T116">Down in the cell block, Jones sat facing Susan. He smiled at her through the cell bars. “So you really believe that Molar is the final result of years of evolution?”</text:span></text:p>
      <text:p text:style-name="P37"><text:s text:c="5"/><text:span text:style-name="T116">Susan nodded. “Doesn’t everyone?”</text:span></text:p>
      <text:p text:style-name="P37"><text:soft-page-break/><text:s text:c="5"/><text:span text:style-name="T116">Jones laughed. “I thought I was the only one to have caught up on that fact. Wow, you really are something you know that?”</text:span></text:p>
      <text:p text:style-name="P37"><text:s text:c="5"/><text:span text:style-name="T116">Susan smiled. “Well thanks Jones. That means a lot to me.”</text:span></text:p>
      <text:p text:style-name="P37"><text:s text:c="5"/>“<text:span text:style-name="T116">Not a problem.” Jones said. “Besides I think you’re rather beautiful the way you talk about Molar and how magnificent she is.”</text:span></text:p>
      <text:p text:style-name="P37"><text:s text:c="5"/>“<text:span text:style-name="T116">She is rather magnificent isn’t she.” Susan said. “And stop trying to make me blush, that’s not going to happen. I don’t blush easily.”</text:span></text:p>
      <text:p text:style-name="P37"><text:s text:c="5"/><text:span text:style-name="T116">Jones frowned. “Not even a little bit?” He asked.</text:span></text:p>
      <text:p text:style-name="P37"><text:s text:c="5"/>“<text:span text:style-name="T116">No, not even a little bit.” Susan said.</text:span></text:p>
      <text:p text:style-name="P37"><text:s text:c="5"/>“<text:span text:style-name="T116">Better listen to her mate,” Peter said from down the hall. “You could learn a lesson or two from her.”</text:span></text:p>
      <text:p text:style-name="P37"><text:s text:c="5"/>“<text:span text:style-name="T116">Why does he call you Red?” Jones asked.</text:span></text:p>
      <text:p text:style-name="P37"><text:s text:c="5"/>“<text:span text:style-name="T116">That’s what everyone called me.” Susan said. “Before I was found that is. Now they call me Susan.”</text:span></text:p>
      <text:p text:style-name="P37"><text:s text:c="5"/>“<text:span text:style-name="T116">I prefer Susan better than Red.” Jones said.</text:span></text:p>
      <text:p text:style-name="P37"><text:s text:c="5"/><text:span text:style-name="T116">Susan smiled. “Thank you, so do I.”</text:span></text:p>
      <text:p text:style-name="P37"><text:s text:c="5"/><text:span text:style-name="T117">Russ couldn’t stand watching anymore and turned the screen off. He had better things to do than listen to two believers of Molar talk about each other at how great they both were.</text:span></text:p>
      <text:p text:style-name="P37"><text:s text:c="5"/><text:span text:style-name="T118">Chief loomed over Russ’s shoulder. “Catch anything good?” He asked.</text:span></text:p>
      <text:p text:style-name="P37"><text:s text:c="5"/>“<text:span text:style-name="T118">Negative Chief.” Russ said. “They just kept saying the same things over again in different ways. Seems like a waste of time if you ask me.”</text:span></text:p>
      <text:p text:style-name="P37"><text:s text:c="5"/><text:span text:style-name="T118">Chief nodded. “Well we’ll keep a surveillance camera and team on them just in case something good comes out of their conversations.”</text:span></text:p>
      <text:p text:style-name="P37"><text:s text:c="5"/><text:span text:style-name="T118">Russ smiled. “Oh goody, someone else gets to have all the fun of eavesdropping eh?”</text:span></text:p>
      <text:p text:style-name="P37"><text:s text:c="5"/>“<text:span text:style-name="T118">Yes.” Chief replied. “That they do.”</text:span></text:p>
      <text:p text:style-name="P37"><text:soft-page-break/><text:s text:c="5"/>“<text:span text:style-name="T119">Come on.” Russ said. “Let’s see what Victoria has come up with on what this lady Molar looks like.”</text:span></text:p>
      <text:p text:style-name="P37"><text:s text:c="5"/>“<text:span text:style-name="T119">Alright,” Chief said. “Let’s do just that.”</text:span></text:p>
      <text:p text:style-name="P37"><text:s text:c="5"/><text:span text:style-name="T119">Walking over to the main control room, Chief walked up to Victoria’s main console.</text:span></text:p>
      <text:p text:style-name="P37"><text:s text:c="5"/>“<text:span text:style-name="T119">Victoria, when will Molar come back?” Chief asked.</text:span></text:p>
      <text:p text:style-name="P37"><text:s text:c="5"/>“<text:span text:style-name="T119">Unknown.” Victoria said. “Please clarify request.”</text:span></text:p>
      <text:p text:style-name="P37"><text:s text:c="5"/><text:span text:style-name="T119">Russ gave a stab at it. “Victoria, at what date will Molar appear in the sky?”</text:span></text:p>
      <text:p text:style-name="P37"><text:s text:c="5"/>“<text:span text:style-name="T119">That information is unknown to me.” Victoria said. “Only Molar knows when that day is.”</text:span></text:p>
      <text:p text:style-name="P37"><text:s text:c="5"/>“<text:span text:style-name="T119">Great.” Chief said. “</text:span><text:span text:style-name="T120">That doesn’t get us anywhere.”</text:span></text:p>
      <text:p text:style-name="P37"><text:s text:c="5"/>“<text:span text:style-name="T120">Victoria.” Russ started again. “What are the signs that Molar is coming?”</text:span></text:p>
      <text:p text:style-name="P37"><text:s text:c="5"/>“<text:span text:style-name="T120">The moon will turn to blood. The oceans and rivers will dry up. Great famine across the land. Molar will arrive in her great power and glory. She will desecrate the land for her own sake. Causing mountains to appear where there were none.”</text:span></text:p>
      <text:p text:style-name="P37"><text:s text:c="5"/>“<text:span text:style-name="T120">I think I get the point.” Chief said.</text:span></text:p>
      <text:p text:style-name="P37"><text:s text:c="5"/>“<text:span text:style-name="T120">That’s enough Victoria.” Russ said. “Please provide a print out of that last query.”</text:span></text:p>
      <text:p text:style-name="P37"><text:s text:c="5"/>“<text:span text:style-name="T120">Understood.” Victoria said.</text:span></text:p>
      <text:p text:style-name="P37"><text:s text:c="5"/><text:span text:style-name="T120">As the pages printed out, Chief looked to Russ. “Well we have to get to the bottom of this somehow.” He said. “We can’t just let the Earth be destroyed by some mythical creature.”</text:span></text:p>
      <text:p text:style-name="P37"><text:s text:c="5"/>“<text:span text:style-name="T120">Agreed sir.” Russ said.</text:span></text:p>
      <text:p text:style-name="P37"><text:s text:c="5"/>“<text:span text:style-name="T121">Set a time vortex to take you three hundred years into the future, see if people are still talking about Molar then.”</text:span></text:p>
      <text:p text:style-name="P37"><text:s text:c="5"/><text:span text:style-name="T121">Russ nodded. “Aye sir.” Turning on his radio he paged Alice. “Alice, come to the debarkation room.”</text:span></text:p>
      <text:p text:style-name="P37"><text:soft-page-break/><text:s text:c="5"/>“<text:span text:style-name="T121">On my way boss.” Alice said.</text:span></text:p>
      <text:p text:style-name="P37"><text:s text:c="5"/><text:span text:style-name="T122">It took moments for Alice to show up. She looked bright eyed and bushy tailed. Like someone had just woken up on the right side of the bed.</text:span></text:p>
      <text:p text:style-name="P37"><text:s text:c="5"/>“<text:span text:style-name="T122">You look awake.” Russ said.</text:span></text:p>
      <text:p text:style-name="P37"><text:s text:c="5"/><text:span text:style-name="T122">Alice smiled. “I should sir, I got my share of sleep last night.”</text:span></text:p>
      <text:p text:style-name="P37"><text:s text:c="5"/>“<text:span text:style-name="T122">Good.” Russ said. “You may need it.”</text:span></text:p>
      <text:p text:style-name="P37"><text:s text:c="5"/><text:span text:style-name="T123">As the duo stepped through a vortex and vanished, Alice wondered when they were going. No one had briefed her on a mission at hand, and Russ didn’t say anything in his communication to her.</text:span></text:p>
      <text:p text:style-name="P37"><text:s text:c="5"/><text:span text:style-name="T123">Arriving on the other end of the portal, Russ looked up into the night sky. The moon was still dark red like blood.</text:span></text:p>
      <text:p text:style-name="P37"><text:s text:c="5"/><text:span text:style-name="T123">The street was empty. No cars on it, no people. Nothing.</text:span></text:p>
      <text:p text:style-name="P37"><text:s text:c="5"/><text:span text:style-name="T123">Russ looked around. “Well we’ve arrived somewhere.” He said. “I wonder where we are.”</text:span></text:p>
      <text:p text:style-name="P37"><text:s text:c="5"/>“<text:span text:style-name="T123">Fools.” A female voice said from behind them. “You dare think you can run and hide from the great Molar?”</text:span></text:p>
      <text:p text:style-name="P37"><text:s text:c="5"/><text:span text:style-name="T123">Russ sighed. Molar was here. Turning around, he stared at the ground.</text:span></text:p>
      <text:p text:style-name="P37"><text:s text:c="5"/><text:span text:style-name="T123">Molar was a creature of many different features. She had the arms of a winged bat, the legs of a goat, the head of a snake, and the chest of a wilder beast.</text:span></text:p>
      <text:p text:style-name="P37"><text:s text:c="5"/>“<text:span text:style-name="T123">I the great Molar have come to conquer this planet and this people.” She said. “You two, what have you against me?”</text:span></text:p>
      <text:p text:style-name="P37"><text:s text:c="5"/><text:span text:style-name="T123">Russ continued to stare at the ground. Alice turned around and stared at the ground as well.</text:span></text:p>
      <text:p text:style-name="P37"><text:s text:c="5"/>“<text:span text:style-name="T123">We are but thy humble servants.” Russ said. “We do not wish to offend thee at all.”</text:span></text:p>
      <text:p text:style-name="P37"><text:soft-page-break/><text:s text:c="5"/><text:span text:style-name="T123">Alice nodded. “Yes that is correct. We are here on a mission to spread your word to those who are less fortunate.”</text:span></text:p>
      <text:p text:style-name="P37"><text:s text:c="5"/><text:span text:style-name="T123">Molar smiled, her forked tongue jutting out as she spoke. “My children. It is alright, you may look at me. You will not be smitten down.”</text:span></text:p>
      <text:p text:style-name="P37"><text:s text:c="5"/><text:span text:style-name="T123">Russ looked up into Molar’s eyes. What he saw there was an empty place. Alice looked up and saw how she would die. She gasped at the thought.</text:span></text:p>
      <text:p text:style-name="P37"><text:s text:c="5"/>“<text:span text:style-name="T123">Do not fret child.” Molar said to Alice. “It is but an end that you will find, and possibly a new beginning.”</text:span></text:p>
      <text:p text:style-name="P37"><text:s text:c="5"/><text:span text:style-name="T123">Russ shook his head. “Forgive us oh Molar the great and wonderful. We have yet to fully understand all of your teachings.”</text:span></text:p>
      <text:p text:style-name="P37"><text:s text:c="5"/><text:span text:style-name="T124">Molar smiled again. “Do not worry my children you will understand all soon enough.”</text:span></text:p>
      <text:p text:style-name="P37"><text:s text:c="5"/><text:span text:style-name="T124">Lifting her hands into the air she caused asteroids to fall down to Earth burning up in Earth’s atmosphere. The pieces of rock that managed to make it to Earth dug craters into the ground.</text:span></text:p>
      <text:p text:style-name="P37"/>
      <text:p text:style-name="P38">Chapter Fourteen</text:p>
      <text:p text:style-name="P38"/>
      <text:p text:style-name="P38"><text:s text:c="5"/>Molar looked to Russ and Alice and grinned. “You are not from this time are you.” She said.</text:p>
      <text:p text:style-name="P38"><text:s text:c="5"/>Alice shook her head. “No.”</text:p>
      <text:p text:style-name="P38"><text:s text:c="5"/>“Alice.” Russ said.</text:p>
      <text:p text:style-name="P38"><text:s text:c="5"/>“Do not be hard on the child.” Molar said. “She just saved your life. <text:span text:style-name="T125">When do you come from?</text:span>”</text:p>
      <text:p text:style-name="P38"><text:s text:c="5"/><text:span text:style-name="T125">Russ nodded. “2163.” He said. “Roughly three hundred years ago.”</text:span></text:p>
      <text:p text:style-name="P38"><text:s text:c="5"/>“<text:span text:style-name="T125">I see.” Molar said. “Are you really true believers in me? Or are you just saying that to get by until I leave.”</text:span></text:p>
      <text:p text:style-name="P38"><text:soft-page-break/><text:s text:c="5"/>“<text:span text:style-name="T125">We are true believers.” Russ said. “We have only begun reading the sacred texts, but we are true believers.”</text:span></text:p>
      <text:p text:style-name="P38"><text:s text:c="5"/><text:span text:style-name="T125">Molar nodded. “I see. Perhaps if I change my looks you will be more comfortable.”</text:span></text:p>
      <text:p text:style-name="P38"><text:s text:c="5"/><text:span text:style-name="T125">Molar shifted from her original form to that of a tall black woman. “Is that better?”</text:span></text:p>
      <text:p text:style-name="P38"><text:s text:c="5"/><text:span text:style-name="T125">Alice smiled. “A little.” She said. “I like it.”</text:span></text:p>
      <text:p text:style-name="P38"><text:s text:c="5"/><text:span text:style-name="T125">Russ nodded. “Me too. You’re gorgeous.”</text:span></text:p>
      <text:p text:style-name="P38"><text:s text:c="5"/><text:span text:style-name="T125">Molar smiled a wide grin. “I’m glad you approve.” She said. “</text:span><text:span text:style-name="T126">Now tell me about your time.” She continued. “There must be so many marvelous things going on during your time.”</text:span></text:p>
      <text:p text:style-name="P38"><text:s text:c="5"/><text:span text:style-name="T126">Russ smiled. “We’re time travelers.” He said. “We go out into the past mostly to visit and see all there is to see. We’re students of history.”</text:span></text:p>
      <text:p text:style-name="P38"><text:s text:c="5"/>“<text:span text:style-name="T126">But you came to the future.” Molar said. “Tell me about that.”</text:span></text:p>
      <text:p text:style-name="P38"><text:s text:c="5"/>“<text:span text:style-name="T126">A man from the future said that you were coming and that you would destroy the Earth.” Russ said. “We were curious is all.”</text:span></text:p>
      <text:p text:style-name="P38"><text:s text:c="5"/><text:span text:style-name="T126">Alice nodded. “Yes curious about what would happen when you actually did come. Well here you are. But I don’t see much destruction going on.”</text:span></text:p>
      <text:p text:style-name="P38"><text:s text:c="5"/><text:span text:style-name="T126">Molar smiled. “Oh that, yes with each year the myth gets bigger and bigger. I’m not a destroyer of worlds, but one who believes in saving souls for salvation.” She said. “The words have gotten mixed up over the years I’m afraid.”</text:span></text:p>
      <text:p text:style-name="P38"><text:s text:c="5"/>“<text:span text:style-name="T126">Ah” Russ said “That would make sense as to why we’re still standing.”</text:span></text:p>
      <text:p text:style-name="P38"><text:s text:c="5"/><text:span text:style-name="T126">Molar nodded. “Yes that would explain that now wouldn’t it. </text:span><text:span text:style-name="T127">You see, where I come from Earth is in such a tragic place of events. People are dying everyday due to some unknown disease. I come back </text:span><text:soft-page-break/><text:span text:style-name="T127">here to hopefully save some people.</text:span><text:span text:style-name="T126">” </text:span><text:span text:style-name="T127">She said. “I bring people with me. But only those who I feel can make the trip.”</text:span></text:p>
      <text:p text:style-name="P38"><text:s text:c="5"/>“<text:span text:style-name="T127">So is this your true self.” Alice asked.</text:span></text:p>
      <text:p text:style-name="P38"><text:s text:c="5"/><text:span text:style-name="T127">Molar nodded. “Oh yes, that creature you saw? Simply figments of your imaginations. Everyone seems to see me differently. This is my true form.”</text:span></text:p>
      <text:p text:style-name="P38"><text:s text:c="5"/>“<text:span text:style-name="T128">How did a myth get started around you to begin with?” Russ asked.</text:span></text:p>
      <text:p text:style-name="P38"><text:s text:c="5"/>“<text:span text:style-name="T128">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8"><text:s text:c="5"/>“<text:span text:style-name="T128">That’s unfortunate.” Alice agreed. “We’ve only heard about you recently from another time traveler from the future. Well we think he was from the future, we’re not quite certain when he came from.”</text:span></text:p>
      <text:p text:style-name="P38"><text:s text:c="5"/><text:span text:style-name="T128">Molar nodded. “Yes I know the one of whom you speak. He’s one of my greatest opponents. He’s always out there causing trouble. Trying to bring about havoc where he cannot seem to keep his hands out of it all. </text:span><text:span text:style-name="T129">Oh well, you’re here and that’s all which matters.</text:span><text:span text:style-name="T128">”</text:span></text:p>
      <text:p text:style-name="P38"><text:s text:c="5"/>“<text:span text:style-name="T129">What about the blood red moon?” Russ asked. “That was one of the signs of you coming.”</text:span></text:p>
      <text:p text:style-name="P38"><text:s text:c="5"/><text:span text:style-name="T129">Molar shook her head. “I haven’t the faintest idea. The moon’s been that way for the past two hundred years.” She said. “I honestly haven’t the faintest idea about any of it.”</text:span></text:p>
      <text:p text:style-name="P38"><text:s text:c="5"/>“<text:span text:style-name="T129">I see” Russ said.</text:span></text:p>
      <text:p text:style-name="P38"><text:s text:c="5"/>“<text:span text:style-name="T129">Yes, it’s quite a difficult thing to play this god. But someone’s got to do it.” Molar said.</text:span></text:p>
      <text:p text:style-name="P38"><text:soft-page-break/><text:s text:c="5"/>“<text:span text:style-name="T129">Ever thought about just giving up?” Alice asked.</text:span></text:p>
      <text:p text:style-name="P38"><text:s text:c="5"/><text:span text:style-name="T129">Molar laughed. “It’s a burden I have to live with.” She said. “I started the myth, I might as well finish it off you know?”</text:span></text:p>
      <text:p text:style-name="P38"><text:s text:c="5"/>“<text:span text:style-name="T129">But when the people find out you have no powers.” Russ began.</text:span></text:p>
      <text:p text:style-name="P38"><text:s text:c="5"/>“<text:span text:style-name="T129">Oh they’ll figure that out right away.” Molar said. “But the imagination is quite a thing don’t you think so?”</text:span></text:p>
      <text:p text:style-name="P38"><text:s text:c="5"/><text:span text:style-name="T129">Russ and Alice both nodded.</text:span></text:p>
      <text:p text:style-name="P38"><text:s text:c="5"/><text:span text:style-name="T129">Molar continued to smile at them. “When you return to your time, please don’t start any new rumors about me.” She said. “The ones that come from myth are far more than enough that I can keep up with.”</text:span></text:p>
      <text:p text:style-name="P38"><text:s text:c="5"/>“<text:span text:style-name="T129">You have our word.” Russ said.</text:span></text:p>
      <text:p text:style-name="P38"><text:s text:c="5"/><text:span text:style-name="T129">Alice agreed. “Yes, we won’t say a thing.”</text:span></text:p>
      <text:p text:style-name="P38"><text:s text:c="5"/>“<text:span text:style-name="T129">Oh good.” Molar said. “Now if you’ll excuse me, I have to go find out where all the people are. They’re expecting a show of some sort. I should give them a show.”</text:span></text:p>
      <text:p text:style-name="P38"><text:s text:c="5"/><text:span text:style-name="T129">Stepping back through the time vortex, Russ and Alice disappeared.</text:span></text:p>
      <text:p text:style-name="P38"><text:s text:c="5"/><text:span text:style-name="T129">Re entering their own timeline, Russ looked at Alice and smiled. It was nice to know the truth of what Molar was, or rather the truth of the myth of Molar.</text:span></text:p>
      <text:p text:style-name="P38"><text:s text:c="5"/><text:span text:style-name="T129">The duo had been on an adventure that much was certain.</text:span></text:p>
      <text:p text:style-name="P38"><text:s text:c="5"/><text:span text:style-name="T129">Chief came running down the stairs. “Well? What did you find out?”</text:span></text:p>
      <text:p text:style-name="P38"><text:s text:c="5"/>“<text:span text:style-name="T129">Molar is a myth Chief.” Alice said. “We’ll write up a report but she’s a myth.”</text:span></text:p>
      <text:p text:style-name="P38"><text:s text:c="5"/><text:span text:style-name="T129">Chief nodded. “Good, that’s good. The Earth won’t be destroyed then.”</text:span></text:p>
      <text:p text:style-name="P38"><text:soft-page-break/><text:s text:c="5"/>“<text:span text:style-name="T129">No sir it won’t.” Russ said. “Like Alice said, we’ll write up a report and I’ll have it on your desk first thing in the morning.”</text:span></text:p>
      <text:p text:style-name="P38"><text:s text:c="5"/><text:span text:style-name="T129">Chief nodded. “Splendid splendid!” He said. “You two did great work.”</text:span></text:p>
      <text:p text:style-name="P38"><text:s text:c="5"/><text:span text:style-name="T129">Russ smiled. “Thanks Chief.” He said.</text:span></text:p>
      <text:p text:style-name="P38"/>
      <text:p text:style-name="P39">Chapter Fifteen</text:p>
      <text:p text:style-name="P39"/>
      <text:p text:style-name="P39"><text:s text:c="5"/><text:span text:style-name="T130">It took a minute to erase all data regarding Molar from Victoria’s systems. But it was done in an orderly fashion.</text:span></text:p>
      <text:p text:style-name="P3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23:18:08.199000000</dc:date>
    <meta:editing-cycles>142</meta:editing-cycles>
    <meta:generator>LibreOffice/7.4.1.2$Windows_X86_64 LibreOffice_project/3c58a8f3a960df8bc8fd77b461821e42c061c5f0</meta:generator>
    <meta:editing-duration>PT8H35M39S</meta:editing-duration>
    <meta:document-statistic meta:table-count="0" meta:image-count="0" meta:object-count="0" meta:page-count="56" meta:paragraph-count="739" meta:word-count="14034" meta:character-count="79203" meta:non-whitespace-character-count="62361"/>
  </office:meta>
</office:document-meta>
</file>